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Finder.newInstance( String factoryClass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FactoryFinder.find( String factoryPropertyName , String defaultFactoryClassNam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FactoryFinder.getResource( String factoryRe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